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1C00000EED0000081FB3A3AE5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45cm" draw:marker-start-width="0.267cm" draw:marker-end-width="0.267cm" draw:fill="solid" draw:fill-color="#e6e6e6" draw:textarea-horizontal-align="justify" draw:textarea-vertical-align="middle" draw:auto-grow-height="false" fo:padding-top="0.147cm" fo:padding-bottom="0.147cm" fo:padding-left="0.272cm" fo:padding-right="0.272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marker-end="" draw:marker-end-width="0.2cm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5.2cm" svg:x="7.9cm" svg:y="3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29cm" svg:height="0.962cm" svg:x="17.45cm" svg:y="3.638cm">
          <draw:text-box>
            <text:p>openMSP430</text:p>
          </draw:text-box>
        </draw:frame>
        <draw:custom-shape draw:style-name="gr3" draw:text-style-name="P1" draw:layer="layout" svg:width="12.25cm" svg:height="12.85cm" svg:x="8.95cm" svg:y="5.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167cm" svg:height="0.839cm" svg:x="8.883cm" svg:y="5.05cm">
          <draw:text-box>
            <text:p><text:span text:style-name="T1">Basic Clock Module</text:span></text:p>
          </draw:text-box>
        </draw:frame>
        <draw:custom-shape draw:style-name="gr4" draw:text-style-name="P3" draw:layer="layout" svg:width="0.3cm" svg:height="0.3cm" svg:x="7.75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svg:x="7.75cm" svg:y="11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4" draw:layer="layout" svg:width="2.305cm" svg:height="0.645cm" svg:x="5.75cm" svg:y="7.265cm">
          <draw:text-box>
            <text:p><text:span text:style-name="T2">LFXT_CLK</text:span></text:p>
          </draw:text-box>
        </draw:frame>
        <draw:frame draw:style-name="gr2" draw:text-style-name="P4" draw:layer="layout" svg:width="2.204cm" svg:height="0.645cm" svg:x="5.825cm" svg:y="10.955cm">
          <draw:text-box>
            <text:p><text:span text:style-name="T2">DCO_CLK</text:span></text:p>
          </draw:text-box>
        </draw:frame>
        <draw:line draw:style-name="gr5" draw:text-style-name="P3" draw:layer="layout" svg:x1="4.551cm" svg:y1="11.65cm" svg:x2="7.751cm" svg:y2="11.65cm">
          <text:p/>
        </draw:line>
        <draw:line draw:style-name="gr5" draw:text-style-name="P3" draw:layer="layout" svg:x1="4.551cm" svg:y1="7.95cm" svg:x2="7.751cm" svg:y2="7.95cm">
          <text:p/>
        </draw:line>
        <draw:custom-shape draw:style-name="gr6" draw:text-style-name="P1" draw:layer="layout" svg:width="4.35cm" svg:height="3.25cm" svg:x="1.1cm" svg:y="6.3cm">
          <text:p text:style-name="P3"><text:span text:style-name="T3">Low Frequency</text:span></text:p>
          <text:p text:style-name="P3"><text:span text:style-name="T3">clock source</text:span></text:p>
          <text:p text:style-name="P3"><text:span text:style-name="T4">(F</text:span><text:span text:style-name="T5">typ</text:span><text:span text:style-name="T4">=32,768-Hz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5cm" svg:height="3.25cm" svg:x="1.1cm" svg:y="10.1cm">
          <text:p text:style-name="P3"><text:span text:style-name="T3">High Frequency</text:span></text:p>
          <text:p text:style-name="P3"><text:span text:style-name="T3">clock source</text:span></text:p>
          <text:p text:style-name="P3"><text:span text:style-name="T4">(&lt;=&gt; CPU clock)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9cm" svg:y1="7.95cm" svg:x2="10.1cm" svg:y2="7.95cm">
          <text:p/>
        </draw:line>
        <draw:line draw:style-name="gr7" draw:text-style-name="P3" draw:layer="layout" svg:x1="10.8cm" svg:y1="7.95cm" svg:x2="13cm" svg:y2="7.95cm">
          <text:p/>
        </draw:line>
        <draw:line draw:style-name="gr7" draw:text-style-name="P3" draw:layer="layout" svg:x1="13.6cm" svg:y1="7.95cm" svg:x2="15cm" svg:y2="7.95cm">
          <text:p/>
        </draw:line>
        <draw:custom-shape draw:style-name="gr8" draw:text-style-name="P5" draw:layer="layout" svg:width="1.25cm" svg:height="1.95cm" svg:x="10.1cm" svg:y="7cm">
          <text:p text:style-name="P3"><text:span text:style-name="T6">sync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1.95cm" svg:x="11.9cm" svg:y="6.999cm">
          <text:p text:style-name="P3"><text:span text:style-name="T6">edge</text:span></text:p>
          <text:p text:style-name="P3"><text:span text:style-name="T6">detection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7.9cm" svg:y1="11.65cm" svg:x2="23.05cm" svg:y2="11.65cm">
          <text:p/>
        </draw:line>
        <draw:line draw:style-name="gr9" draw:text-style-name="P3" draw:layer="layout" svg:x1="18.45cm" svg:y1="7.751cm" svg:x2="23.1cm" svg:y2="7.75cm">
          <text:p/>
        </draw:line>
        <draw:line draw:style-name="gr10" draw:text-style-name="P3" draw:layer="layout" svg:x1="17.75cm" svg:y1="14.851cm" svg:x2="19.95cm" svg:y2="14.85cm">
          <text:p/>
        </draw:line>
        <draw:frame draw:style-name="gr2" draw:text-style-name="P4" draw:layer="layout" svg:width="2.149cm" svg:height="0.645cm" svg:x="23.269cm" svg:y="7.451cm">
          <draw:text-box>
            <text:p><text:span text:style-name="T2">ACLK_EN</text:span></text:p>
          </draw:text-box>
        </draw:frame>
        <draw:frame draw:style-name="gr2" draw:text-style-name="P4" draw:layer="layout" svg:width="2.441cm" svg:height="0.645cm" svg:x="23.29cm" svg:y="14.703cm">
          <draw:text-box>
            <text:p><text:span text:style-name="T2">SMCLK_EN</text:span></text:p>
          </draw:text-box>
        </draw:frame>
        <draw:frame draw:style-name="gr2" draw:text-style-name="P4" draw:layer="layout" svg:width="1.526cm" svg:height="0.645cm" svg:x="23.275cm" svg:y="11.328cm">
          <draw:text-box>
            <text:p><text:span text:style-name="T2">MCLK</text:span></text:p>
          </draw:text-box>
        </draw:frame>
        <draw:line draw:style-name="gr7" draw:text-style-name="P3" draw:layer="layout" svg:x1="16.2cm" svg:y1="14.85cm" svg:x2="18.4cm" svg:y2="14.85cm">
          <text:p/>
        </draw:line>
        <draw:custom-shape draw:style-name="gr11" draw:text-style-name="P3" draw:layer="layout" svg:width="2.25cm" svg:height="0.65cm" draw:transform="rotate (1.5707963267946) translate (16.1cm 1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3" draw:layer="layout" svg:x1="15.75cm" svg:y1="7.8cm" svg:x2="15.75cm" svg:y2="14.3cm">
          <text:p/>
        </draw:line>
        <draw:line draw:style-name="gr5" draw:text-style-name="P3" draw:layer="layout" svg:x1="15.746cm" svg:y1="14.3cm" svg:x2="16.145cm" svg:y2="14.301cm">
          <text:p/>
        </draw:line>
        <draw:line draw:style-name="gr5" draw:text-style-name="P3" draw:layer="layout" svg:x1="15.443cm" svg:y1="15.301cm" svg:x2="16.092cm" svg:y2="15.301cm">
          <text:p/>
        </draw:line>
        <draw:frame draw:style-name="gr2" draw:text-style-name="P6" draw:layer="layout" svg:width="0.739cm" svg:height="0.725cm" svg:x="14.884cm" svg:y="14.941cm">
          <draw:text-box>
            <text:p><text:span text:style-name="T4">1</text:span></text:p>
          </draw:text-box>
        </draw:frame>
        <draw:frame draw:style-name="gr2" draw:text-style-name="P7" draw:layer="layout" svg:width="0.659cm" svg:height="0.569cm" svg:x="15.996cm" svg:y="14.046cm">
          <draw:text-box>
            <text:p><text:span text:style-name="T7">1</text:span></text:p>
          </draw:text-box>
        </draw:frame>
        <draw:frame draw:style-name="gr2" draw:text-style-name="P7" draw:layer="layout" svg:width="0.659cm" svg:height="0.569cm" svg:x="15.997cm" svg:y="15.028cm">
          <draw:text-box>
            <text:p><text:span text:style-name="T7">0</text:span></text:p>
          </draw:text-box>
        </draw:frame>
        <draw:line draw:style-name="gr5" draw:text-style-name="P3" draw:layer="layout" svg:x1="10.753cm" svg:y1="11.699cm" svg:x2="10.753cm" svg:y2="8.948cm">
          <text:p/>
        </draw:line>
        <draw:line draw:style-name="gr5" draw:text-style-name="P3" draw:layer="layout" svg:x1="12.885cm" svg:y1="11.696cm" svg:x2="12.885cm" svg:y2="8.945cm">
          <text:p/>
        </draw:line>
        <draw:line draw:style-name="gr5" draw:text-style-name="P3" draw:layer="layout" svg:x1="17.986cm" svg:y1="11.7cm" svg:x2="17.986cm" svg:y2="8.75cm">
          <text:p/>
        </draw:line>
        <draw:line draw:style-name="gr5" draw:text-style-name="P3" draw:layer="layout" svg:x1="17.988cm" svg:y1="11.702cm" svg:x2="17.988cm" svg:y2="13.902cm">
          <text:p/>
        </draw:line>
        <draw:custom-shape draw:style-name="gr4" draw:text-style-name="P3" draw:layer="layout" svg:width="0.1cm" svg:height="0.1cm" svg:x="10.704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12.836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17.936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cm" svg:height="0.1cm" svg:x="15.701cm" svg:y="7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5cm" svg:height="0.15cm" svg:x="17.75cm" svg:y="6.31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7.83cm" svg:y1="6.96cm" svg:x2="17.83cm" svg:y2="6.36cm">
          <text:p/>
        </draw:line>
        <draw:custom-shape draw:style-name="gr4" draw:text-style-name="P3" draw:layer="layout" svg:width="0.15cm" svg:height="0.15cm" svg:x="18.15cm" svg:y="6.31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8.23cm" svg:y1="6.96cm" svg:x2="18.23cm" svg:y2="6.36cm">
          <text:p/>
        </draw:line>
        <draw:frame draw:style-name="gr2" draw:text-style-name="P8" draw:layer="layout" svg:width="1.471cm" svg:height="0.645cm" svg:x="17.35cm" svg:y="5.7cm">
          <draw:text-box>
            <text:p><text:span text:style-name="T8">DIVAx</text:span></text:p>
          </draw:text-box>
        </draw:frame>
        <draw:custom-shape draw:style-name="gr4" draw:text-style-name="P3" draw:layer="layout" svg:width="0.15cm" svg:height="0.15cm" svg:x="17.751cm" svg:y="16.21cm">
          <text:p/>
          <draw:enhanced-geometry svg:viewBox="0 0 21600 21600" draw:mirror-vertical="true" draw:type="rectangle" draw:enhanced-path="M 0 0 L 21600 0 21600 21600 0 21600 0 0 Z N"/>
        </draw:custom-shape>
        <draw:line draw:style-name="gr12" draw:text-style-name="P3" draw:layer="layout" svg:x1="17.831cm" svg:y1="15.71cm" svg:x2="17.831cm" svg:y2="16.31cm">
          <text:p/>
        </draw:line>
        <draw:custom-shape draw:style-name="gr4" draw:text-style-name="P3" draw:layer="layout" svg:width="0.15cm" svg:height="0.15cm" svg:x="18.151cm" svg:y="16.21cm">
          <text:p/>
          <draw:enhanced-geometry svg:viewBox="0 0 21600 21600" draw:mirror-vertical="true" draw:type="rectangle" draw:enhanced-path="M 0 0 L 21600 0 21600 21600 0 21600 0 0 Z N"/>
        </draw:custom-shape>
        <draw:line draw:style-name="gr12" draw:text-style-name="P3" draw:layer="layout" svg:x1="18.231cm" svg:y1="15.71cm" svg:x2="18.231cm" svg:y2="16.31cm">
          <text:p/>
        </draw:line>
        <draw:frame draw:style-name="gr2" draw:text-style-name="P8" draw:layer="layout" svg:width="1.497cm" svg:height="0.645cm" svg:x="17.351cm" svg:y="16.35cm">
          <draw:text-box>
            <text:p><text:span text:style-name="T8">DIVSx</text:span></text:p>
          </draw:text-box>
        </draw:frame>
        <draw:custom-shape draw:style-name="gr8" draw:text-style-name="P5" draw:layer="layout" svg:width="2cm" svg:height="1.95cm" svg:x="17cm" svg:y="13.9cm">
          <text:p text:style-name="P3"><text:span text:style-name="T6">Divider</text:span></text:p>
          <text:p text:style-name="P3"><text:span text:style-name="T6">1/2/4/8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15cm" svg:height="0.15cm" svg:x="16.351cm" svg:y="16.21cm">
          <text:p/>
          <draw:enhanced-geometry svg:viewBox="0 0 21600 21600" draw:mirror-vertical="true" draw:type="rectangle" draw:enhanced-path="M 0 0 L 21600 0 21600 21600 0 21600 0 0 Z N"/>
        </draw:custom-shape>
        <draw:line draw:style-name="gr12" draw:text-style-name="P3" draw:layer="layout" svg:x1="16.431cm" svg:y1="15.71cm" svg:x2="16.431cm" svg:y2="16.31cm">
          <text:p/>
        </draw:line>
        <draw:frame draw:style-name="gr2" draw:text-style-name="P8" draw:layer="layout" svg:width="1.395cm" svg:height="0.645cm" svg:x="15.716cm" svg:y="16.351cm">
          <draw:text-box>
            <text:p><text:span text:style-name="T8">SELS</text:span></text:p>
          </draw:text-box>
        </draw:frame>
        <draw:custom-shape draw:style-name="gr4" draw:text-style-name="P3" draw:layer="layout" svg:width="0.3cm" svg:height="0.3cm" svg:x="23.058cm" svg:y="11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3cm" svg:height="0.3cm" svg:x="23.058cm" svg:y="14.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3cm" svg:height="0.3cm" svg:x="23.058cm" svg:y="7.6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3" draw:layer="layout" svg:width="1.65cm" svg:height="0.75cm" svg:x="14.25cm" svg:y="7.4cm">
          <draw:image xlink:href="Pictures/2000001C00000EED0000081FB3A3AE5C.svm" xlink:type="simple" xlink:show="embed" xlink:actuate="onLoad">
            <text:p/>
          </draw:image>
        </draw:frame>
        <draw:frame draw:style-name="gr14" draw:text-style-name="P8" draw:layer="layout" svg:width="1.971cm" svg:height="0.645cm" svg:x="13.253cm" svg:y="6.037cm">
          <draw:text-box>
            <text:p><text:span text:style-name="T8">OSCOFF</text:span></text:p>
          </draw:text-box>
        </draw:frame>
        <draw:custom-shape draw:style-name="gr4" draw:text-style-name="P3" draw:layer="layout" svg:width="0.15cm" svg:height="0.15cm" svg:x="14.168cm" svg:y="6.646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4.248cm" svg:y1="7.578cm" svg:x2="14.25cm" svg:y2="6.65cm">
          <text:p/>
        </draw:line>
        <draw:line draw:style-name="gr7" draw:text-style-name="P3" draw:layer="layout" svg:x1="15.718cm" svg:y1="7.768cm" svg:x2="17.118cm" svg:y2="7.768cm">
          <text:p/>
        </draw:line>
        <draw:custom-shape draw:style-name="gr8" draw:text-style-name="P5" draw:layer="layout" svg:width="2cm" svg:height="1.95cm" svg:x="17cm" svg:y="6.798cm">
          <text:p text:style-name="P3"><text:span text:style-name="T6">Divider</text:span></text:p>
          <text:p text:style-name="P3"><text:span text:style-name="T6">1/2/4/8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4cm" svg:y1="15.032cm" svg:x2="23.05cm" svg:y2="15cm">
          <text:p/>
        </draw:line>
        <draw:frame draw:style-name="gr13" draw:text-style-name="P3" draw:layer="layout" svg:width="1.65cm" svg:height="0.75cm" svg:x="19.55cm" svg:y="14.655cm">
          <draw:image xlink:href="Pictures/2000001C00000EED0000081FB3A3AE5C.svm" xlink:type="simple" xlink:show="embed" xlink:actuate="onLoad">
            <text:p/>
          </draw:image>
        </draw:frame>
        <draw:custom-shape draw:style-name="gr4" draw:text-style-name="P3" draw:layer="layout" svg:width="0.15cm" svg:height="0.15cm" svg:x="19.469cm" svg:y="15.719cm">
          <text:p/>
          <draw:enhanced-geometry svg:viewBox="0 0 21600 21600" draw:mirror-vertical="true" draw:type="rectangle" draw:enhanced-path="M 0 0 L 21600 0 21600 21600 0 21600 0 0 Z N"/>
        </draw:custom-shape>
        <draw:line draw:style-name="gr12" draw:text-style-name="P3" draw:layer="layout" svg:x1="19.549cm" svg:y1="15.219cm" svg:x2="19.549cm" svg:y2="15.819cm">
          <text:p/>
        </draw:line>
        <draw:frame draw:style-name="gr2" draw:text-style-name="P8" draw:layer="layout" svg:width="1.459cm" svg:height="0.645cm" svg:x="18.989cm" svg:y="15.816cm">
          <draw:text-box>
            <text:p><text:span text:style-name="T8">SCG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09-05-12T18:08:12</dc:date>
    <meta:editing-duration>PT07H34M48S</meta:editing-duration>
    <meta:editing-cycles>29</meta:editing-cycles>
    <meta:generator>OpenOffice.org/3.0$Unix OpenOffice.org_project/300m15$Build-9379</meta:gener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